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Subrea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tophat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Exp317</text:p>
          </table:table-cell>
          <table:table-cell office:value-type="string" calcext:value-type="string">
            <text:p>Genome</text:p>
          </table:table-cell>
          <table:table-cell office:value-type="string" calcext:value-type="string">
            <text:p>SubTxome</text:p>
          </table:table-cell>
          <table:table-cell office:value-type="string" calcext:value-type="string">
            <text:p>Txome</text:p>
          </table:table-cell>
          <table:table-cell office:value-type="string" calcext:value-type="string">
            <text:p>Genome</text:p>
          </table:table-cell>
          <table:table-cell office:value-type="string" calcext:value-type="string">
            <text:p>SubTxome</text:p>
          </table:table-cell>
          <table:table-cell office:value-type="string" calcext:value-type="string">
            <text:p>Txome</text:p>
          </table:table-cell>
        </table:table-row>
        <table:table-row table:style-name="ro2">
          <table:table-cell office:value-type="string" calcext:value-type="string">
            <text:p>1_1</text:p>
          </table:table-cell>
          <table:table-cell office:value-type="float" office:value="99.52" calcext:value-type="float">
            <text:p>99.52</text:p>
          </table:table-cell>
          <table:table-cell office:value-type="float" office:value="99.6328539148961" calcext:value-type="float">
            <text:p>99.6328539149</text:p>
          </table:table-cell>
          <table:table-cell table:formula="of:=[.C3]*[.B3]/100" office:value-type="float" office:value="99.1546162161046" calcext:value-type="float">
            <text:p>99.1546162161</text:p>
          </table:table-cell>
          <table:table-cell office:value-type="float" office:value="96.57" calcext:value-type="float">
            <text:p>96.57</text:p>
          </table:table-cell>
          <table:table-cell office:value-type="float" office:value="99.4078683976216" calcext:value-type="float">
            <text:p>99.4078683976</text:p>
          </table:table-cell>
          <table:table-cell table:formula="of:=[.F3]*[.E3]/100" office:value-type="float" office:value="95.9981785115832" calcext:value-type="float">
            <text:p>95.9981785116</text:p>
          </table:table-cell>
        </table:table-row>
        <table:table-row table:style-name="ro2">
          <table:table-cell office:value-type="string" calcext:value-type="string">
            <text:p>1_2</text:p>
          </table:table-cell>
          <table:table-cell office:value-type="float" office:value="99.5" calcext:value-type="float">
            <text:p>99.5</text:p>
          </table:table-cell>
          <table:table-cell office:value-type="float" office:value="99.7419631813626" calcext:value-type="float">
            <text:p>99.7419631814</text:p>
          </table:table-cell>
          <table:table-cell table:formula="of:=[.C4]*[.B4]/100" office:value-type="float" office:value="99.2432533654558" calcext:value-type="float">
            <text:p>99.2432533655</text:p>
          </table:table-cell>
          <table:table-cell office:value-type="float" office:value="97.605" calcext:value-type="float">
            <text:p>97.605</text:p>
          </table:table-cell>
          <table:table-cell office:value-type="float" office:value="99.6059587777044" calcext:value-type="float">
            <text:p>99.6059587777</text:p>
          </table:table-cell>
          <table:table-cell table:formula="of:=[.F4]*[.E4]/100" office:value-type="float" office:value="97.2203960649784" calcext:value-type="float">
            <text:p>97.220396065</text:p>
          </table:table-cell>
        </table:table-row>
        <table:table-row table:style-name="ro2">
          <table:table-cell office:value-type="string" calcext:value-type="string">
            <text:p>1_3</text:p>
          </table:table-cell>
          <table:table-cell office:value-type="float" office:value="99.5" calcext:value-type="float">
            <text:p>99.5</text:p>
          </table:table-cell>
          <table:table-cell office:value-type="float" office:value="99.6502234785954" calcext:value-type="float">
            <text:p>99.6502234786</text:p>
          </table:table-cell>
          <table:table-cell table:formula="of:=[.C5]*[.B5]/100" office:value-type="float" office:value="99.1519723612024" calcext:value-type="float">
            <text:p>99.1519723612</text:p>
          </table:table-cell>
          <table:table-cell office:value-type="float" office:value="97.22" calcext:value-type="float">
            <text:p>97.22</text:p>
          </table:table-cell>
          <table:table-cell office:value-type="float" office:value="99.4395046323644" calcext:value-type="float">
            <text:p>99.4395046324</text:p>
          </table:table-cell>
          <table:table-cell table:formula="of:=[.F5]*[.E5]/100" office:value-type="float" office:value="96.6750864035847" calcext:value-type="float">
            <text:p>96.6750864036</text:p>
          </table:table-cell>
        </table:table-row>
        <table:table-row table:style-name="ro2">
          <table:table-cell office:value-type="string" calcext:value-type="string">
            <text:p>2_1</text:p>
          </table:table-cell>
          <table:table-cell office:value-type="float" office:value="99.26" calcext:value-type="float">
            <text:p>99.26</text:p>
          </table:table-cell>
          <table:table-cell office:value-type="float" office:value="99.6565878693984" calcext:value-type="float">
            <text:p>99.6565878694</text:p>
          </table:table-cell>
          <table:table-cell table:formula="of:=[.C6]*[.B6]/100" office:value-type="float" office:value="98.9191291191649" calcext:value-type="float">
            <text:p>98.9191291192</text:p>
          </table:table-cell>
          <table:table-cell office:value-type="float" office:value="96.705" calcext:value-type="float">
            <text:p>96.705</text:p>
          </table:table-cell>
          <table:table-cell office:value-type="float" office:value="99.4270915251916" calcext:value-type="float">
            <text:p>99.4270915252</text:p>
          </table:table-cell>
          <table:table-cell table:formula="of:=[.F6]*[.E6]/100" office:value-type="float" office:value="96.1509688594365" calcext:value-type="float">
            <text:p>96.1509688594</text:p>
          </table:table-cell>
        </table:table-row>
        <table:table-row table:style-name="ro2">
          <table:table-cell office:value-type="string" calcext:value-type="string">
            <text:p>2_2</text:p>
          </table:table-cell>
          <table:table-cell office:value-type="float" office:value="99.51" calcext:value-type="float">
            <text:p>99.51</text:p>
          </table:table-cell>
          <table:table-cell office:value-type="float" office:value="99.6669559999903" calcext:value-type="float">
            <text:p>99.666956</text:p>
          </table:table-cell>
          <table:table-cell table:formula="of:=[.C7]*[.B7]/100" office:value-type="float" office:value="99.1785879155903" calcext:value-type="float">
            <text:p>99.1785879156</text:p>
          </table:table-cell>
          <table:table-cell office:value-type="float" office:value="97.44" calcext:value-type="float">
            <text:p>97.44</text:p>
          </table:table-cell>
          <table:table-cell office:value-type="float" office:value="99.4434090291093" calcext:value-type="float">
            <text:p>99.4434090291</text:p>
          </table:table-cell>
          <table:table-cell table:formula="of:=[.F7]*[.E7]/100" office:value-type="float" office:value="96.8976577579641" calcext:value-type="float">
            <text:p>96.897657758</text:p>
          </table:table-cell>
        </table:table-row>
        <table:table-row table:style-name="ro2">
          <table:table-cell office:value-type="string" calcext:value-type="string">
            <text:p>2_3</text:p>
          </table:table-cell>
          <table:table-cell office:value-type="float" office:value="99.28" calcext:value-type="float">
            <text:p>99.28</text:p>
          </table:table-cell>
          <table:table-cell office:value-type="float" office:value="99.0300852509472" calcext:value-type="float">
            <text:p>99.0300852509</text:p>
          </table:table-cell>
          <table:table-cell table:formula="of:=[.C8]*[.B8]/100" office:value-type="float" office:value="98.3170686371404" calcext:value-type="float">
            <text:p>98.3170686371</text:p>
          </table:table-cell>
          <table:table-cell office:value-type="float" office:value="96.585" calcext:value-type="float">
            <text:p>96.585</text:p>
          </table:table-cell>
          <table:table-cell office:value-type="float" office:value="98.2411056395266" calcext:value-type="float">
            <text:p>98.2411056395</text:p>
          </table:table-cell>
          <table:table-cell table:formula="of:=[.F8]*[.E8]/100" office:value-type="float" office:value="94.8861718819368" calcext:value-type="float">
            <text:p>94.886171881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8])" office:value-type="float" office:value="99.4283333333333" calcext:value-type="float">
            <text:p>99.4283333333</text:p>
          </table:table-cell>
          <table:table-cell table:formula="of:=AVERAGE([.C3:.C8])" office:value-type="float" office:value="99.563111615865" calcext:value-type="float">
            <text:p>99.5631116159</text:p>
          </table:table-cell>
          <table:table-cell table:formula="of:=AVERAGE([.D3:.D8])" office:value-type="float" office:value="98.9941046024431" calcext:value-type="float">
            <text:p>98.9941046024</text:p>
          </table:table-cell>
          <table:table-cell table:formula="of:=AVERAGE([.E3:.E8])" office:value-type="float" office:value="97.0208333333333" calcext:value-type="float">
            <text:p>97.0208333333</text:p>
          </table:table-cell>
          <table:table-cell table:formula="of:=AVERAGE([.F3:.F8])" office:value-type="float" office:value="99.260823000253" calcext:value-type="float">
            <text:p>99.2608230003</text:p>
          </table:table-cell>
          <table:table-cell table:formula="of:=AVERAGE([.G3:.G8])" office:value-type="float" office:value="96.3047432465806" calcext:value-type="float">
            <text:p>96.3047432466</text:p>
          </table:table-cell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14:16:15.991089270</meta:creation-date>
    <dc:date>2013-10-16T15:04:46.574562385</dc:date>
    <meta:editing-duration>PT21M33S</meta:editing-duration>
    <meta:editing-cycles>1</meta:editing-cycles>
    <meta:document-statistic meta:table-count="1" meta:cell-count="58" meta:object-count="0"/>
    <meta:generator>LibreOffice/4.1.1.2$Linux_X86_64 LibreOffice_project/410m0$Build-2</meta:generator>
  </office:meta>
</office:document-meta>
</file>